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1pt" fo:letter-spacing="normal" fo:font-style="normal" fo:font-weight="normal" officeooo:paragraph-rsid="001ceb09" style:font-size-asian="11pt" style:font-size-complex="11pt"/>
    </style:style>
    <style:style style:name="P3" style:family="paragraph" style:parent-style-name="Preformatted_20_Text">
      <style:text-properties fo:font-variant="normal" fo:text-transform="none" fo:color="#000000" style:font-name="Liberation Sans" fo:font-size="11pt" fo:letter-spacing="normal" fo:font-style="normal" fo:font-weight="normal" officeooo:rsid="00199e14" officeooo:paragraph-rsid="00199e14" style:font-size-asian="11pt" style:font-size-complex="11pt"/>
    </style:style>
    <style:style style:name="P4" style:family="paragraph" style:parent-style-name="Preformatted_20_Text">
      <style:text-properties fo:font-variant="normal" fo:text-transform="none" fo:color="#000000" style:font-name="Liberation Sans" fo:font-size="11pt" fo:letter-spacing="normal" fo:font-style="normal" fo:font-weight="normal" officeooo:rsid="001c7e84" officeooo:paragraph-rsid="001ceb09" style:font-size-asian="11pt" style:font-size-complex="11pt"/>
    </style:style>
    <style:style style:name="P5" style:family="paragraph" style:parent-style-name="Preformatted_20_Text">
      <style:text-properties fo:font-variant="normal" fo:text-transform="none" fo:color="#000000" style:font-name="Liberation Sans" fo:font-size="11pt" fo:letter-spacing="normal" fo:font-style="normal" fo:font-weight="normal" officeooo:rsid="001d20d2" officeooo:paragraph-rsid="001d20d2" style:font-size-asian="11pt" style:font-size-complex="11pt"/>
    </style:style>
    <style:style style:name="P6" style:family="paragraph" style:parent-style-name="Preformatted_20_Text">
      <style:text-properties fo:font-variant="normal" fo:text-transform="none" fo:color="#000000" style:font-name="Liberation Sans" fo:font-size="11pt" fo:letter-spacing="normal" fo:font-style="normal" fo:font-weight="normal" officeooo:rsid="001fc922" officeooo:paragraph-rsid="001fc922" style:font-size-asian="11pt" style:font-size-complex="11pt"/>
    </style:style>
    <style:style style:name="P7" style:family="paragraph" style:parent-style-name="Preformatted_20_Text">
      <style:text-properties fo:font-variant="normal" fo:text-transform="none" fo:color="#000000" style:font-name="Liberation Sans" fo:font-size="11pt" fo:letter-spacing="normal" fo:font-style="normal" fo:font-weight="normal" officeooo:rsid="002680ba" officeooo:paragraph-rsid="002680ba" style:font-size-asian="11pt" style:font-size-complex="11pt"/>
    </style:style>
    <style:style style:name="P8" style:family="paragraph" style:parent-style-name="Preformatted_20_Text">
      <style:text-properties fo:font-variant="normal" fo:text-transform="none" fo:color="#000000" style:font-name="Liberation Sans" fo:font-size="11pt" fo:letter-spacing="normal" fo:font-style="normal" fo:font-weight="bold" officeooo:rsid="002680ba" officeooo:paragraph-rsid="002680ba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1pt" fo:letter-spacing="normal" style:font-size-asian="11pt" style:font-size-complex="11pt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1pt" fo:letter-spacing="normal" officeooo:paragraph-rsid="001ceb09" style:font-size-asian="11pt" style:font-size-complex="11pt"/>
    </style:style>
    <style:style style:name="P11" style:family="paragraph" style:parent-style-name="Preformatted_20_Text">
      <style:text-properties style:font-name="Liberation Sans" fo:font-size="11pt" fo:font-weight="bold" officeooo:rsid="00199e14" officeooo:paragraph-rsid="00199e14" style:font-size-asian="11pt" style:font-weight-asian="bold" style:font-size-complex="11pt" style:font-weight-complex="bold"/>
    </style:style>
    <style:style style:name="P12" style:family="paragraph" style:parent-style-name="Preformatted_20_Text">
      <style:text-properties style:font-name="Liberation Sans" fo:font-size="11pt" fo:font-weight="bold" officeooo:rsid="00199e14" officeooo:paragraph-rsid="001bbd52" style:font-size-asian="11pt" style:font-weight-asian="bold" style:font-size-complex="11pt" style:font-weight-complex="bold"/>
    </style:style>
    <style:style style:name="P13" style:family="paragraph" style:parent-style-name="Preformatted_20_Text">
      <style:text-properties style:font-name="Liberation Sans" fo:font-size="11pt" officeooo:rsid="00199e14" officeooo:paragraph-rsid="00199e14" style:font-size-asian="11pt" style:font-size-complex="11pt"/>
    </style:style>
    <style:style style:name="P14" style:family="paragraph" style:parent-style-name="Preformatted_20_Text">
      <style:paragraph-properties fo:orphans="2" fo:widows="2"/>
      <style:text-properties style:font-name="Liberation Sans" fo:font-size="11pt" style:font-size-asian="11pt" style:font-size-complex="11pt"/>
    </style:style>
    <style:style style:name="P15" style:family="paragraph" style:parent-style-name="Preformatted_20_Text">
      <style:paragraph-properties fo:orphans="2" fo:widows="2"/>
      <style:text-properties style:font-name="Liberation Sans" fo:font-size="11pt" officeooo:paragraph-rsid="001ceb09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01bbd52" officeooo:paragraph-rsid="001bbd52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rsid="001c7e84" officeooo:paragraph-rsid="001c7e84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01ceb09" officeooo:paragraph-rsid="001ceb09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rsid="001f4a73" officeooo:paragraph-rsid="001f4a73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rsid="001fc922" officeooo:paragraph-rsid="001fc922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01fc922" officeooo:paragraph-rsid="00219ad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022ea94" officeooo:paragraph-rsid="0022ea94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02355dc" officeooo:paragraph-rsid="002355dc" style:font-size-asian="11pt" style:font-size-complex="11pt"/>
    </style:style>
    <style:style style:name="P24" style:family="paragraph" style:parent-style-name="Preformatted_20_Text">
      <style:text-properties style:font-name="Liberation Sans" fo:font-size="11pt" officeooo:rsid="002680ba" officeooo:paragraph-rsid="002680ba" style:font-size-asian="11pt" style:font-size-complex="11pt"/>
    </style:style>
    <style:style style:name="P2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1pt" fo:letter-spacing="normal" style:font-size-asian="11pt" style:font-size-complex="11pt"/>
    </style:style>
    <style:style style:name="P2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1pt" fo:letter-spacing="normal" officeooo:paragraph-rsid="001ceb09" style:font-size-asian="11pt" style:font-size-complex="11pt"/>
    </style:style>
    <style:style style:name="P2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P2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1pt" fo:letter-spacing="normal" fo:font-style="normal" fo:font-weight="normal" officeooo:paragraph-rsid="002680ba" style:font-size-asian="11pt" style:font-size-complex="11pt"/>
    </style:style>
    <style:style style:name="P2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1pt" fo:letter-spacing="normal" fo:font-style="normal" fo:font-weight="normal" officeooo:rsid="002680ba" officeooo:paragraph-rsid="002680ba" style:font-size-asian="11pt" style:font-size-complex="11pt"/>
    </style:style>
    <style:style style:name="P3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1pt" fo:letter-spacing="normal" fo:font-style="normal" fo:font-weight="bold" officeooo:rsid="002680ba" officeooo:paragraph-rsid="002680ba" style:font-size-asian="11pt" style:font-weight-asian="bold" style:font-size-complex="11pt" style:font-weight-complex="bold"/>
    </style:style>
    <style:style style:name="P31" style:family="paragraph" style:parent-style-name="Preformatted_20_Text">
      <style:paragraph-properties fo:margin-top="0cm" fo:margin-bottom="0.499cm" loext:contextual-spacing="false" fo:orphans="2" fo:widows="2"/>
      <style:text-properties style:font-name="Liberation Sans" fo:font-size="11pt" style:font-size-asian="11pt" style:font-size-complex="11pt"/>
    </style:style>
    <style:style style:name="P32" style:family="paragraph" style:parent-style-name="Preformatted_20_Text">
      <style:paragraph-properties fo:break-before="page"/>
      <style:text-properties style:font-name="Liberation Sans" fo:font-size="11pt" fo:font-weight="bold" officeooo:rsid="00199e14" officeooo:paragraph-rsid="00199e14" style:font-size-asian="11pt" style:font-weight-asian="bold" style:font-size-complex="11pt" style:font-weight-complex="bold"/>
    </style:style>
    <style:style style:name="P33" style:family="paragraph" style:parent-style-name="Preformatted_20_Text">
      <style:paragraph-properties fo:break-before="page"/>
      <style:text-properties style:font-name="Liberation Sans" fo:font-size="11pt" fo:font-weight="bold" officeooo:rsid="001c7e84" officeooo:paragraph-rsid="001c7e84" style:font-size-asian="11pt" style:font-weight-asian="bold" style:font-size-complex="11pt" style:font-weight-complex="bold"/>
    </style:style>
    <style:style style:name="P34" style:family="paragraph" style:parent-style-name="Preformatted_20_Text">
      <style:paragraph-properties fo:break-before="page"/>
      <style:text-properties style:font-name="Liberation Sans" fo:font-size="11pt" fo:font-weight="bold" officeooo:rsid="001f4a73" officeooo:paragraph-rsid="001f4a73" style:font-size-asian="11pt" style:font-weight-asian="bold" style:font-size-complex="11pt" style:font-weight-complex="bold"/>
    </style:style>
    <style:style style:name="P35" style:family="paragraph" style:parent-style-name="Preformatted_20_Text">
      <style:paragraph-properties fo:break-before="page"/>
      <style:text-properties style:font-name="Liberation Sans" fo:font-size="11pt" fo:font-weight="bold" officeooo:rsid="001fc922" officeooo:paragraph-rsid="001fc922" style:font-size-asian="11pt" style:font-weight-asian="bold" style:font-size-complex="11pt" style:font-weight-complex="bold"/>
    </style:style>
    <style:style style:name="P36" style:family="paragraph" style:parent-style-name="Preformatted_20_Text">
      <style:paragraph-properties fo:break-before="page"/>
      <style:text-properties style:font-name="Liberation Sans" fo:font-size="11pt" fo:font-weight="bold" officeooo:rsid="0022ea94" officeooo:paragraph-rsid="0022ea94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1pt" fo:letter-spacing="normal" fo:font-style="normal" fo:font-weight="normal" officeooo:paragraph-rsid="001ceb09" style:font-size-asian="11pt" style:font-size-complex="11pt"/>
    </style:style>
    <style:style style:name="P39" style:family="paragraph" style:parent-style-name="Preformatted_20_Text">
      <style:text-properties fo:font-variant="normal" fo:text-transform="none" fo:color="#000000" style:font-name="Liberation Sans" fo:font-size="11pt" fo:letter-spacing="normal" officeooo:rsid="001ceb09" officeooo:paragraph-rsid="001ceb09" style:font-size-asian="11pt" style:font-size-complex="11pt"/>
    </style:style>
    <style:style style:name="P40" style:family="paragraph" style:parent-style-name="Preformatted_20_Text">
      <style:text-properties fo:font-variant="normal" fo:text-transform="none" fo:color="#000000" style:font-name="Liberation Sans" fo:font-size="11pt" fo:letter-spacing="normal" officeooo:rsid="0022ea94" officeooo:paragraph-rsid="0022ea94" style:font-size-asian="11pt" style:font-size-complex="11pt"/>
    </style:style>
    <style:style style:name="P41" style:family="paragraph" style:parent-style-name="Preformatted_20_Text">
      <style:text-properties fo:font-variant="normal" fo:text-transform="none" fo:color="#000000" style:font-name="Liberation Sans" fo:font-size="11pt" fo:letter-spacing="normal" officeooo:rsid="001f4a73" officeooo:paragraph-rsid="001f4a73" style:font-size-asian="11pt" style:font-size-complex="11pt"/>
    </style:style>
    <style:style style:name="P42" style:family="paragraph" style:parent-style-name="Preformatted_20_Text">
      <style:text-properties fo:font-variant="normal" fo:text-transform="none" fo:color="#000000" style:font-name="Liberation Sans" fo:font-size="11pt" fo:letter-spacing="normal" officeooo:rsid="001fc922" officeooo:paragraph-rsid="001fc922" style:font-size-asian="11pt" style:font-size-complex="11pt"/>
    </style:style>
    <style:style style:name="P43" style:family="paragraph" style:parent-style-name="Preformatted_20_Text">
      <style:text-properties fo:font-variant="normal" fo:text-transform="none" fo:color="#000000" style:font-name="Liberation Sans" fo:font-size="11pt" fo:letter-spacing="normal" officeooo:rsid="002355dc" officeooo:paragraph-rsid="0022ea94" style:font-size-asian="11pt" style:font-size-complex="11pt"/>
    </style:style>
    <style:style style:name="P44" style:family="paragraph" style:parent-style-name="Preformatted_20_Text">
      <style:text-properties fo:font-variant="normal" fo:text-transform="none" fo:color="#000000" style:font-name="Liberation Sans" fo:font-size="11pt" fo:letter-spacing="normal" officeooo:rsid="002355dc" officeooo:paragraph-rsid="002355dc" style:font-size-asian="11pt" style:font-size-complex="11pt"/>
    </style:style>
    <style:style style:name="P45" style:family="paragraph" style:parent-style-name="Preformatted_20_Text">
      <style:text-properties fo:font-variant="normal" fo:text-transform="none" fo:color="#000000" style:font-name="Liberation Sans" fo:font-size="11pt" fo:letter-spacing="normal" officeooo:rsid="002680ba" officeooo:paragraph-rsid="002680ba" style:font-size-asian="11pt" style:font-size-complex="11pt"/>
    </style:style>
    <style:style style:name="P46" style:family="paragraph" style:parent-style-name="Preformatted_20_Text">
      <style:text-properties fo:font-variant="normal" fo:text-transform="none" fo:color="#000000" style:font-name="Liberation Sans" fo:font-size="11pt" fo:letter-spacing="normal" fo:font-weight="bold" officeooo:rsid="0022ea94" officeooo:paragraph-rsid="0022ea94" style:font-size-asian="11pt" style:font-weight-asian="bold" style:font-size-complex="11pt" style:font-weight-complex="bold"/>
    </style:style>
    <style:style style:name="P47" style:family="paragraph" style:parent-style-name="Preformatted_20_Text">
      <style:text-properties fo:font-variant="normal" fo:text-transform="none" fo:color="#000000" style:font-name="Liberation Sans" fo:font-size="11pt" fo:letter-spacing="normal" fo:font-weight="bold" officeooo:rsid="001fc922" officeooo:paragraph-rsid="001fc922" style:font-size-asian="11pt" style:font-weight-asian="bold" style:font-size-complex="11pt" style:font-weight-complex="bold"/>
    </style:style>
    <style:style style:name="P48" style:family="paragraph" style:parent-style-name="Preformatted_20_Text">
      <style:paragraph-properties fo:break-before="page"/>
      <style:text-properties fo:font-variant="normal" fo:text-transform="none" fo:color="#000000" style:font-name="Liberation Sans" fo:font-size="11pt" fo:letter-spacing="normal" fo:font-weight="bold" officeooo:rsid="002680ba" officeooo:paragraph-rsid="002680ba" style:font-size-asian="11pt" style:font-weight-asian="bold" style:font-size-complex="11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bd52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0000" fo:letter-spacing="normal" officeooo:rsid="0022ea94"/>
    </style:style>
    <style:style style:name="T8" style:family="text">
      <style:text-properties fo:font-variant="normal" fo:text-transform="none" fo:color="#000000" fo:letter-spacing="normal" officeooo:rsid="002355dc"/>
    </style:style>
    <style:style style:name="T9" style:family="text">
      <style:text-properties fo:font-variant="normal" fo:text-transform="none" fo:color="#000000" fo:letter-spacing="normal" officeooo:rsid="002879d9"/>
    </style:style>
    <style:style style:name="T10" style:family="text">
      <style:text-properties officeooo:rsid="001c7e84"/>
    </style:style>
    <style:style style:name="T11" style:family="text">
      <style:text-properties officeooo:rsid="001ceb09"/>
    </style:style>
    <style:style style:name="T12" style:family="text">
      <style:text-properties officeooo:rsid="001fc922"/>
    </style:style>
    <style:style style:name="T13" style:family="text">
      <style:text-properties officeooo:rsid="002680b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Wykład 7 – łącza nienazwane – duplex.c</text:p>
      <text:p text:style-name="P13">#include &lt;stdio.h&gt;</text:p>
      <text:p text:style-name="P13">#include &lt;unistd.h&gt;</text:p>
      <text:p text:style-name="P13">#include &lt;sys/types.h&gt;</text:p>
      <text:p text:style-name="P13">main()</text:p>
      <text:p text:style-name="P13"><text:s text:c="3"/>{</text:p>
      <text:p text:style-name="P13"><text:s text:c="6"/>int fd[2],pass,i,n; <text:s text:c="5"/></text:p>
      <text:p text:style-name="P13"><text:s text:c="6"/>pipe(fd);</text:p>
      <text:p text:style-name="P13"><text:s text:c="6"/>printf("Lacze utworzone \n");</text:p>
      <text:p text:style-name="P13"><text:s text:c="6"/>if(fork()==0)</text:p>
      <text:p text:style-name="P13"><text:s text:c="9"/>{printf("Zglasza sie proces potomny \n");</text:p>
      <text:p text:style-name="P13"><text:s text:c="10"/>read(fd[0],&amp;n,sizeof(n));</text:p>
      <text:p text:style-name="P13"><text:s text:c="10"/>printf("Potomek: otrzymalem n=%d\n",n);</text:p>
      <text:p text:style-name="P13"><text:s text:c="10"/>pass=1;</text:p>
      <text:p text:style-name="P13"><text:s text:c="10"/>for(i=1; i&lt;=n; i++)</text:p>
      <text:p text:style-name="P13"><text:s text:c="13"/>pass*=i;</text:p>
      <text:p text:style-name="P13"><text:s text:c="10"/>printf("Wartosc wysylana z potomka: %5d\n",pass); <text:s text:c="2"/></text:p>
      <text:p text:style-name="P13"><text:s text:c="10"/>write(fd[1],&amp;pass,sizeof(pass));}</text:p>
      <text:p text:style-name="P13"><text:s text:c="6"/>else</text:p>
      <text:p text:style-name="P13"><text:s text:c="9"/>{printf("Zglasza sie proces macierzysty \n");</text:p>
      <text:p text:style-name="P13"><text:s text:c="10"/>printf("Podaj n: ");</text:p>
      <text:p text:style-name="P13"><text:s text:c="10"/>scanf("%d",&amp;n);</text:p>
      <text:p text:style-name="P13"><text:s text:c="10"/>write(fd[1],&amp;n,sizeof(n));</text:p>
      <text:p text:style-name="P13"><text:s text:c="10"/>sleep(3); </text:p>
      <text:p text:style-name="P13"><text:s text:c="10"/>read(fd[0],&amp;pass,sizeof(pass));</text:p>
      <text:p text:style-name="P13"><text:s text:c="10"/>printf("Wartosc silni: %5d\n",pass);}</text:p>
      <text:p text:style-name="P13"><text:s text:c="4"/>} </text:p>
      <text:p text:style-name="P13"/>
      <text:p text:style-name="P13"><text:span text:style-name="T2">Działanie</text:span>: pyta o liczbę następnie oblicza jej silnie, robi to również potomek i oba wyniki są wyświetlane na ekranie. <text:s text:c="6"/></text:p>
      <text:p text:style-name="P13"/>
      <text:p text:style-name="P12"><text:span text:style-name="T10">2</text:span>. Wykład 7 – łącza nienazwane – <text:span text:style-name="T3">silnia</text:span>.c</text:p>
      <text:p text:style-name="P3">#include &lt;stdio.h&gt;</text:p>
      <text:p text:style-name="P1">#include &lt;unistd.h&gt;</text:p>
      <text:p text:style-name="P1">#include &lt;sys/types.h&gt;</text:p>
      <text:p text:style-name="P1">main()</text:p>
      <text:p text:style-name="P9"><text:s text:c="3"/><text:span text:style-name="T1">{</text:span></text:p>
      <text:p text:style-name="P9"><text:s text:c="6"/><text:span text:style-name="T1">int fd[2],pass,i,n;</text:span> <text:s text:c="5"/></text:p>
      <text:p text:style-name="P9"><text:s text:c="6"/><text:span text:style-name="T1">printf("Podaj n: ");</text:span></text:p>
      <text:p text:style-name="P9"><text:s text:c="6"/><text:span text:style-name="T1">scanf("%d",&amp;n);</text:span></text:p>
      <text:p text:style-name="P9"><text:s text:c="6"/><text:span text:style-name="T1">pipe(fd);</text:span></text:p>
      <text:p text:style-name="P9"><text:s text:c="6"/><text:span text:style-name="T1">printf("Lacze utworzone \n");</text:span></text:p>
      <text:p text:style-name="P9"><text:s text:c="6"/><text:span text:style-name="T1">if(fork()==0)</text:span></text:p>
      <text:p text:style-name="P9"><text:s text:c="9"/><text:span text:style-name="T1">{printf("Zglasza sie proces potomny \n");</text:span></text:p>
      <text:p text:style-name="P9"><text:s text:c="10"/><text:span text:style-name="T1">close(fd[0]);</text:span></text:p>
      <text:p text:style-name="P9"><text:s text:c="10"/><text:span text:style-name="T1">pass=1;</text:span></text:p>
      <text:p text:style-name="P9"><text:s text:c="10"/><text:span text:style-name="T1">for(i=1; i&lt;=n; i++)</text:span></text:p>
      <text:p text:style-name="P9"><text:s text:c="13"/><text:span text:style-name="T1">pass*=i;</text:span></text:p>
      <text:p text:style-name="P9"><text:s text:c="10"/><text:span text:style-name="T1">printf("Wartosc wysylana z potomka: %5d\n",pass); <text:s text:c="2"/></text:span></text:p>
      <text:p text:style-name="P9"><text:s text:c="10"/><text:span text:style-name="T1">write(fd[1],&amp;pass,sizeof(pass));}</text:span></text:p>
      <text:p text:style-name="P9"><text:s text:c="6"/><text:span text:style-name="T1">else</text:span></text:p>
      <text:p text:style-name="P9"><text:s text:c="9"/><text:span text:style-name="T1">{printf("Zglasza sie proces macierzysty \n");</text:span></text:p>
      <text:p text:style-name="P9"><text:s text:c="10"/><text:span text:style-name="T1">close(fd[1]);</text:span></text:p>
      <text:p text:style-name="P9"><text:s text:c="10"/><text:span text:style-name="T1">read(fd[0],&amp;pass,sizeof(pass));</text:span></text:p>
      <text:p text:style-name="P9"><text:s text:c="10"/><text:span text:style-name="T1">printf("Wartosc silni: %5d\n",pass);}</text:span></text:p>
      <text:p text:style-name="P25"><text:s text:c="4"/><text:span text:style-name="T1">} <text:s text:c="7"/></text:span></text:p>
      <text:p text:style-name="P16"><text:span text:style-name="T2">Działanie</text:span>: program pyta o liczbę, następnie oblicza silnię poprzez proces macierzysty i potomny.</text:p>
      <text:section text:style-name="Sect1" text:name="Sekcja1">
        <text:p text:style-name="P32"><text:span text:style-name="T10">3</text:span>. Wykład 7 – łącza nienazwane - mergesort</text:p>
        <text:p text:style-name="P13"/>
        <text:p text:style-name="P13"/>
        <text:p text:style-name="P13"/>
        <text:p text:style-name="P13">#include &lt;stdio.h&gt;</text:p>
        <text:p text:style-name="P13">#include &lt;unistd.h&gt;</text:p>
        <text:p text:style-name="P13"/>
        <text:p text:style-name="P13">int a[150];</text:p>
        <text:p text:style-name="P13"/>
        <text:p text:style-name="P13">merge(p,r,q)</text:p>
        <text:p text:style-name="P13"><text:s text:c="3"/>int p,r,q;</text:p>
        <text:p text:style-name="P13"><text:s text:c="3"/></text:p>
        <text:p text:style-name="P13"><text:s text:c="3"/>{</text:p>
        <text:p text:style-name="P13"><text:s text:c="6"/>int b[150];</text:p>
        <text:p text:style-name="P13"><text:s text:c="6"/>int k,l,m;</text:p>
        <text:p text:style-name="P13"><text:s text:c="6"/></text:p>
        <text:p text:style-name="P13"><text:s text:c="6"/>k=p;</text:p>
        <text:p text:style-name="P13"><text:s text:c="6"/>l=r+1;</text:p>
        <text:p text:style-name="P13"><text:s text:c="6"/>m=0;</text:p>
        <text:p text:style-name="P13"><text:s text:c="6"/>while (k&lt;=r || l&lt;=q)</text:p>
        <text:p text:style-name="P13"><text:s text:c="9"/>if (k&lt;=r &amp;&amp; l&lt;=q)</text:p>
        <text:p text:style-name="P13"><text:s text:c="12"/>if (a[k]&lt;a[l])</text:p>
        <text:p text:style-name="P13"><text:s text:c="15"/>b[m++]=a[k++];</text:p>
        <text:p text:style-name="P13"><text:s text:c="12"/>else </text:p>
        <text:p text:style-name="P13"><text:s text:c="15"/>b[m++]=a[l++];</text:p>
        <text:p text:style-name="P13"><text:s text:c="9"/>else</text:p>
        <text:p text:style-name="P13"><text:s text:c="12"/>if (k&lt;=r)</text:p>
        <text:p text:style-name="P13"><text:s text:c="15"/>b[m++]=a[k++];</text:p>
        <text:p text:style-name="P13"><text:s text:c="12"/>else</text:p>
        <text:p text:style-name="P13"><text:s text:c="15"/>b[m++]=a[l++];</text:p>
        <text:p text:style-name="P13"><text:s text:c="6"/>for (k=p; k&lt;=q; k++)</text:p>
        <text:p text:style-name="P13"><text:s text:c="9"/>a[k]=b[k-p]; </text:p>
        <text:p text:style-name="P13"><text:s text:c="3"/>} <text:s text:c="26"/></text:p>
        <text:p text:style-name="P13"/>
        <text:p text:style-name="P13">sort(p,q)</text:p>
        <text:p text:style-name="P13"><text:s text:c="3"/>int p,q;</text:p>
        <text:p text:style-name="P13"><text:s text:c="3"/></text:p>
        <text:p text:style-name="P13"><text:s text:c="3"/>{</text:p>
        <text:p text:style-name="P13"><text:s text:c="6"/>int r,x;</text:p>
        <text:p text:style-name="P13"><text:s text:c="6"/>int fd[2];</text:p>
        <text:p text:style-name="P13"><text:s text:c="6"/></text:p>
        <text:p text:style-name="P13"><text:s text:c="6"/>if (p&lt;q)</text:p>
        <text:p text:style-name="P13"><text:s text:c="9"/>{</text:p>
        <text:p text:style-name="P13"><text:s text:c="12"/>r=(p+q)/2;</text:p>
        <text:p text:style-name="P13"><text:s text:c="12"/>x=4*(r-p+1);</text:p>
        <text:p text:style-name="P13"><text:s text:c="12"/>pipe(fd);</text:p>
        <text:p text:style-name="P13"><text:s text:c="12"/>if (fork()==0)</text:p>
        <text:p text:style-name="P13"><text:s text:c="15"/>{</text:p>
        <text:p text:style-name="P13"><text:s text:c="18"/>close(fd[0]);</text:p>
        <text:p text:style-name="P13"><text:s text:c="18"/>sort(p,r);</text:p>
        <text:p text:style-name="P13"><text:s text:c="18"/>write(fd[1],&amp;a[p],x);</text:p>
        <text:p text:style-name="P13"><text:s text:c="18"/>close(fd[1]);</text:p>
        <text:p text:style-name="P13"><text:s text:c="18"/>exit(0);</text:p>
        <text:p text:style-name="P13"><text:s text:c="15"/>}</text:p>
        <text:p text:style-name="P13"><text:s text:c="12"/>else</text:p>
        <text:p text:style-name="P13"><text:s text:c="15"/>{ <text:s text:c="14"/></text:p>
        <text:p text:style-name="P13"><text:s text:c="18"/>close(fd[1]); <text:s text:c="2"/></text:p>
        <text:p text:style-name="P13"><text:s text:c="18"/>sort(r+1,q);</text:p>
        <text:p text:style-name="P13"><text:s text:c="18"/>read(fd[0],&amp;a[p],x);</text:p>
        <text:p text:style-name="P13"><text:s text:c="18"/>close(fd[0]);</text:p>
        <text:p text:style-name="P13"><text:s text:c="18"/>wait();</text:p>
        <text:p text:style-name="P13"><text:s text:c="15"/>}</text:p>
        <text:p text:style-name="P13"><text:s text:c="12"/>merge(p,r,q); <text:s text:c="21"/></text:p>
        <text:p text:style-name="P13"><text:s text:c="9"/>}</text:p>
        <text:p text:style-name="P13"><text:s text:c="3"/>} <text:s text:c="20"/></text:p>
        <text:p text:style-name="P13"><text:s text:c="11"/></text:p>
        <text:p text:style-name="P13">main()</text:p>
        <text:p text:style-name="P13">{ </text:p>
        <text:p text:style-name="P13"><text:s text:c="3"/>int i,n;</text:p>
        <text:p text:style-name="P13"><text:s text:c="3"/></text:p>
        <text:p text:style-name="P13"><text:s text:c="3"/>printf("Ile bedzie liczb w ciagu ? ");</text:p>
        <text:p text:style-name="P13"><text:s text:c="3"/>scanf("%3d",&amp;n);</text:p>
        <text:p text:style-name="P13"><text:s text:c="3"/>printf("Podaj te liczby: \n");</text:p>
        <text:p text:style-name="P13"><text:s text:c="3"/>for (i=0; i&lt;n; i++)</text:p>
        <text:p text:style-name="P13"><text:s text:c="6"/>{</text:p>
        <text:p text:style-name="P13"><text:s text:c="9"/>printf("a[%3d]=",i);</text:p>
        <text:p text:style-name="P13"><text:s text:c="9"/>scanf("%8d",a+i);</text:p>
        <text:p text:style-name="P13"><text:s text:c="6"/>}</text:p>
        <text:p text:style-name="P13"><text:s text:c="6"/></text:p>
        <text:p text:style-name="P13"><text:s text:c="3"/>sort(0,n-1); <text:s text:c="2"/></text:p>
        <text:p text:style-name="P13"><text:s text:c="6"/></text:p>
        <text:p text:style-name="P13"><text:s text:c="6"/></text:p>
        <text:p text:style-name="P13"><text:s text:c="3"/>printf("Ciag posortowany: \n");</text:p>
        <text:p text:style-name="P13"><text:s text:c="3"/>for (i=0; i&lt;n; i++)</text:p>
        <text:p text:style-name="P13"><text:s text:c="6"/>printf("%8d\n",a[i]);</text:p>
        <text:p text:style-name="P13">} <text:s text:c="11"/></text:p>
      </text:section>
      <text:p text:style-name="P13"/>
      <text:p text:style-name="P13"/>
      <text:p text:style-name="P13"><text:span text:style-name="T2">Działanie</text:span>. Wpierw program pyta się o ilość cyfr w ciągu następnie pyta o same liczby i na końcu sortuje jest metodą merge-sort.</text:p>
      <text:p text:style-name="P13"/>
      <text:p text:style-name="P33">4. <text:span text:style-name="T11">Wykład 7 – łącza nazwane kolejki fifo.</text:span></text:p>
      <text:p text:style-name="P17"/>
      <text:section text:style-name="Sect1" text:name="Sekcja2">
        <text:p text:style-name="P5">w7-klient.c</text:p>
        <text:p text:style-name="P5"/>
        <text:p text:style-name="P4">#include &lt;stdio.h&gt;</text:p>
        <text:p text:style-name="P2">#include &lt;fcntl.h&gt;</text:p>
        <text:p text:style-name="P15"/>
        <text:p text:style-name="P10"><text:span text:style-name="T1">main()</text:span> <text:s text:c="2"/><text:span text:style-name="T1">{</text:span></text:p>
        <text:p text:style-name="P10"><text:s text:c="6"/><text:span text:style-name="T1">int a,i,fd;</text:span></text:p>
        <text:p text:style-name="P15"/>
        <text:p text:style-name="P10"><text:s text:c="6"/><text:span text:style-name="T1">fd=open("queue",O_WRONLY,0);</text:span></text:p>
        <text:p text:style-name="P10"><text:s text:c="6"/><text:span text:style-name="T1">for (i=0; i&lt;5; i++)</text:span> <text:s text:c="8"/><text:span text:style-name="T1">{</text:span></text:p>
        <text:p text:style-name="P10"><text:s text:c="12"/><text:span text:style-name="T1">printf("Podaj liczbe: ");</text:span></text:p>
        <text:p text:style-name="P10"><text:s text:c="12"/><text:span text:style-name="T1">scanf("%3d",&amp;a);</text:span></text:p>
        <text:p text:style-name="P10"><text:s text:c="12"/><text:span text:style-name="T1">write(fd,&amp;a,4);</text:span> <text:s text:c="8"/><text:span text:style-name="T1">}</text:span></text:p>
        <text:p text:style-name="P10"><text:s text:c="6"/><text:span text:style-name="T1">close(fd);</text:span></text:p>
        <text:p text:style-name="P26"><text:s text:c="3"/><text:span text:style-name="T1">}</text:span></text:p>
        <text:p text:style-name="P5">w7-serwer.c</text:p>
        <text:p text:style-name="P4"/>
        <text:p text:style-name="P4">#include &lt;stdio.h&gt;</text:p>
        <text:p text:style-name="P2">#include &lt;fcntl.h&gt;</text:p>
        <text:p text:style-name="P15"/>
        <text:p text:style-name="P10"><text:span text:style-name="T1">main()</text:span> <text:s text:c="2"/><text:span text:style-name="T1">{</text:span></text:p>
        <text:p text:style-name="P10"><text:s text:c="6"/><text:span text:style-name="T1">int a,i,fd;</text:span></text:p>
        <text:p text:style-name="P15"/>
        <text:p text:style-name="P10"><text:s text:c="6"/><text:span text:style-name="T1">fd=open("queue",O_RDONLY,0);</text:span></text:p>
        <text:p text:style-name="P10"><text:s text:c="6"/><text:span text:style-name="T1">for (i=0; i&lt;5; i++)</text:span> <text:s text:c="8"/><text:span text:style-name="T1">{</text:span></text:p>
        <text:p text:style-name="P10"><text:s text:c="12"/><text:span text:style-name="T1">read(fd,&amp;a,4);</text:span></text:p>
        <text:p text:style-name="P10"><text:s text:c="12"/><text:span text:style-name="T1">printf("Odebralem %4d\n",a);</text:span> <text:s text:c="8"/><text:span text:style-name="T1">}</text:span></text:p>
        <text:p text:style-name="P10"><text:s text:c="6"/><text:span text:style-name="T1">close(fd);</text:span></text:p>
        <text:p text:style-name="P10"><text:s text:c="3"/><text:span text:style-name="T1">}</text:span></text:p>
        <text:p text:style-name="P2"/>
      </text:section>
      <text:p text:style-name="P39"/>
      <text:p text:style-name="P18"><text:span text:style-name="T6">Działanie</text:span><text:span text:style-name="T4">: Odbiera liczby od klienta, ale u mnie nie działał poprawnie.</text:span></text:p>
      <text:p text:style-name="P39"/>
      <text:p text:style-name="P46">5. Wykład 8 – kolejki komunikatów.</text:p>
      <text:p text:style-name="P40"/>
      <text:section text:style-name="Sect1" text:name="Sekcja4">
        <text:p text:style-name="P22">Komk.c</text:p>
        <text:p text:style-name="P22"/>
        <text:p text:style-name="P22">#include &lt;stdio.h&gt;</text:p>
        <text:p text:style-name="P22">#include &lt;stdlib.h&gt;</text:p>
        <text:p text:style-name="P22">#include &lt;linux/msg.h&gt;</text:p>
        <text:p text:style-name="P22">#include &lt;linux/ipc.h&gt;</text:p>
        <text:p text:style-name="P22"/>
        <text:p text:style-name="P22">#define klucz 10</text:p>
        <text:p text:style-name="P22"/>
        <text:p text:style-name="P22">struct komunikat <text:s text:c="2"/>{</text:p>
        <text:p text:style-name="P22"><text:s text:c="6"/>long typ;</text:p>
        <text:p text:style-name="P22"><text:s text:c="6"/>char dane[256]; <text:s text:c="2"/>};</text:p>
        <text:p text:style-name="P22"><text:s text:c="3"/></text:p>
        <text:p text:style-name="P22">main()</text:p>
        <text:p text:style-name="P22"><text:s text:c="3"/>{</text:p>
        <text:p text:style-name="P22"><text:s text:c="6"/>struct komunikat kom;</text:p>
        <text:p text:style-name="P22"><text:s text:c="6"/>int kolejka, *wsk;</text:p>
        <text:p text:style-name="P22"><text:s text:c="6"/>long ident; <text:s/></text:p>
        <text:p text:style-name="P22"><text:s text:c="6"/></text:p>
        <text:p text:style-name="P22"><text:s text:c="6"/>kolejka=msgget(klucz,0777);</text:p>
        <text:p text:style-name="P22"><text:s text:c="6"/>ident=getpid();</text:p>
        <text:p text:style-name="P22"><text:s text:c="6"/>wsk=(int*) kom.dane;</text:p>
        <text:p text:style-name="P22"><text:s text:c="6"/>*wsk=5;</text:p>
        <text:p text:style-name="P22"><text:s text:c="6"/>kom.typ=ident;</text:p>
        <text:p text:style-name="P22"><text:s text:c="6"/>msgsnd(kolejka,&amp;kom,sizeof(int),0);</text:p>
        <text:p text:style-name="P22"><text:s text:c="6"/>printf("klient %5d wyslalem %5d\n", ident, *wsk);</text:p>
        <text:p text:style-name="P22"><text:s text:c="6"/>msgrcv(kolejka,&amp;kom,sizeof(int),ident,0);</text:p>
        <text:p text:style-name="P22"><text:s text:c="6"/>printf("klient %5d otrzymalem %5d\n", ident, *wsk);</text:p>
        <text:p text:style-name="P22"><text:s text:c="3"/>} <text:s text:c="5"/></text:p>
        <text:p text:style-name="P22">koms.c</text:p>
        <text:p text:style-name="P22"/>
        <text:p text:style-name="P22">#include &lt;stdio.h&gt;</text:p>
        <text:p text:style-name="P22">#include &lt;stdlib.h&gt;</text:p>
        <text:p text:style-name="P22">#include &lt;linux/msg.h&gt;</text:p>
        <text:p text:style-name="P22">#include &lt;linux/ipc.h&gt;</text:p>
        <text:p text:style-name="P22"/>
        <text:p text:style-name="P22">#define klucz 10</text:p>
        <text:p text:style-name="P22"/>
        <text:p text:style-name="P22">struct komunikat <text:s text:c="2"/>{</text:p>
        <text:p text:style-name="P22"><text:s text:c="6"/>long typ;</text:p>
        <text:p text:style-name="P22"><text:s text:c="6"/>char dane[256]; <text:s text:c="2"/>};</text:p>
        <text:p text:style-name="P22"><text:s text:c="3"/></text:p>
        <text:p text:style-name="P22">main()</text:p>
        <text:p text:style-name="P22"><text:s text:c="3"/>{</text:p>
        <text:p text:style-name="P22"><text:s text:c="6"/>struct komunikat kom;</text:p>
        <text:p text:style-name="P22"><text:s text:c="6"/>int kolejka, *wsk;</text:p>
        <text:p text:style-name="P22"><text:s text:c="6"/></text:p>
        <text:p text:style-name="P22"><text:s text:c="6"/>kolejka=msgget(klucz,0777|IPC_CREAT);</text:p>
        <text:p text:style-name="P22"><text:s text:c="6"/>msgrcv(kolejka,&amp;kom,sizeof(int),0,0);</text:p>
        <text:p text:style-name="P22"><text:s text:c="6"/>wsk=(int*) kom.dane;</text:p>
        <text:p text:style-name="P22"><text:s text:c="6"/>printf("serwer: otrzymalem %5d od %5d\n", *wsk, kom.typ);</text:p>
        <text:p text:style-name="P22"><text:s text:c="6"/>(*wsk)++;</text:p>
        <text:p text:style-name="P22"><text:s text:c="6"/>printf("serwer: odsylam %5d do %5d\n", *wsk, kom.typ);</text:p>
        <text:p text:style-name="P22"><text:s text:c="6"/>msgsnd(kolejka,&amp;kom,sizeof(int),0);</text:p>
        <text:p text:style-name="P22"><text:s text:c="6"/>sleep(5);</text:p>
        <text:p text:style-name="P22"><text:s text:c="6"/>msgctl(kolejka,IPC_RMID,0);</text:p>
        <text:p text:style-name="P22"><text:s text:c="3"/>} <text:s text:c="7"/></text:p>
      </text:section>
      <text:p text:style-name="P22"><text:span text:style-name="T6">Działanie</text:span><text:span text:style-name="T4">: klient wysyła cyfrę 5 do serwera ten ją inkrementuje i odsyła z powrotem.</text:span></text:p>
      <text:p text:style-name="P34"><text:span text:style-name="T7">6</text:span><text:span text:style-name="T4">. Wykład 8 – pamięć dzielona – </text:span><text:span text:style-name="T9">simsh.sh </text:span></text:p>
      <text:p text:style-name="P41"/>
      <text:p text:style-name="P41">#include &lt;stdio.h&gt;</text:p>
      <text:p text:style-name="P41">#include &lt;string.h&gt;</text:p>
      <text:p text:style-name="P41">#include &lt;stdlib.h&gt;</text:p>
      <text:p text:style-name="P41">#include &lt;sys/types.h&gt;</text:p>
      <text:p text:style-name="P41">#include &lt;sys/ipc.h&gt;</text:p>
      <text:p text:style-name="P41">#include &lt;sys/shm.h&gt;</text:p>
      <text:p text:style-name="P41"/>
      <text:p text:style-name="P41">#define klucz 10</text:p>
      <text:p text:style-name="P41"/>
      <text:p text:style-name="P41">int pamiec,wybor;</text:p>
      <text:p text:style-name="P41">char *adres;</text:p>
      <text:p text:style-name="P41"/>
      <text:p text:style-name="P41">void koniec() <text:s text:c="2"/>{</text:p>
      <text:p text:style-name="P41"><text:s text:c="6"/>shmdt(adres);</text:p>
      <text:p text:style-name="P41"><text:s text:c="6"/>shmctl(pamiec,IPC_RMID,0);</text:p>
      <text:p text:style-name="P41"><text:s text:c="6"/>exit(0);</text:p>
      <text:p text:style-name="P41"><text:s text:c="3"/>} <text:s text:c="2"/></text:p>
      <text:p text:style-name="P41"/>
      <text:p text:style-name="P41">void odczyt() <text:s text:c="2"/>{</text:p>
      <text:p text:style-name="P41"><text:s text:c="6"/>printf("Jest zapisane: %s\n",adres);</text:p>
      <text:p text:style-name="P41"><text:s text:c="3"/>}</text:p>
      <text:p text:style-name="P41"><text:s text:c="3"/></text:p>
      <text:p text:style-name="P41">void zapis() <text:s text:c="2"/>{</text:p>
      <text:p text:style-name="P41"><text:s text:c="6"/>printf("Podaj lancuch: ");</text:p>
      <text:p text:style-name="P41"><text:s text:c="6"/>scanf("%s",adres);</text:p>
      <text:p text:style-name="P41"><text:s text:c="3"/>} <text:s text:c="8"/></text:p>
      <text:p text:style-name="P41"/>
      <text:p text:style-name="P41">main()</text:p>
      <text:p text:style-name="P41"><text:s text:c="3"/>{</text:p>
      <text:p text:style-name="P41"><text:s text:c="6"/>pamiec=shmget(klucz,256,0700|IPC_CREAT);</text:p>
      <text:p text:style-name="P41"><text:s text:c="6"/>adres=shmat(pamiec,0,0);</text:p>
      <text:p text:style-name="P41"><text:s text:c="6"/>for (;;)</text:p>
      <text:p text:style-name="P41"><text:s text:c="9"/>{</text:p>
      <text:p text:style-name="P41"><text:s text:c="12"/>printf("M E N U :\n");</text:p>
      <text:p text:style-name="P41"><text:s text:c="12"/>printf("\n");</text:p>
      <text:p text:style-name="P41"><text:s text:c="12"/>printf("0 - odczyt\n");</text:p>
      <text:p text:style-name="P41"><text:s text:c="12"/>printf("1 - zapis\n");</text:p>
      <text:p text:style-name="P41"><text:s text:c="12"/>printf("2 - koniec\n");</text:p>
      <text:p text:style-name="P41"><text:s text:c="12"/>printf("\n");</text:p>
      <text:p text:style-name="P41"><text:s text:c="12"/>printf("Co wybierasz ? ");</text:p>
      <text:p text:style-name="P41"><text:s text:c="12"/>scanf("%d",&amp;wybor);</text:p>
      <text:p text:style-name="P41"><text:s text:c="12"/>switch(wybor)</text:p>
      <text:p text:style-name="P41"><text:s text:c="15"/>{</text:p>
      <text:p text:style-name="P41"><text:s text:c="18"/>case 0: odczyt(); break;</text:p>
      <text:p text:style-name="P41"><text:s text:c="18"/>case 1: zapis(); break;</text:p>
      <text:p text:style-name="P41"><text:s text:c="18"/>case 2: koniec(); break;</text:p>
      <text:p text:style-name="P41"><text:s text:c="18"/>default: printf("Nie ma takiej opcji ! \n"); break;</text:p>
      <text:p text:style-name="P41"><text:s text:c="15"/>}</text:p>
      <text:p text:style-name="P41"><text:s text:c="9"/>} <text:s text:c="8"/></text:p>
      <text:p text:style-name="P41"><text:s text:c="3"/>}</text:p>
      <text:p text:style-name="P41"/>
      <text:p text:style-name="P19"><text:span text:style-name="T6">Działanie</text:span><text:span text:style-name="T4">: najpierw wyświetla menu, umożliwia odczyt zapis i takie tam.</text:span></text:p>
      <text:p text:style-name="P35"><text:span text:style-name="T7">7</text:span><text:span text:style-name="T4">. Wykład 8 – semafory – rozmowa.</text:span></text:p>
      <text:p text:style-name="P47"/>
      <text:section text:style-name="Sect1" text:name="Sekcja3">
        <text:p text:style-name="P20">Przykład 1. - rozm1.c</text:p>
        <text:p text:style-name="P20"/>
        <text:p text:style-name="P20">#include &lt;stdio.h&gt;</text:p>
        <text:p text:style-name="P20">#include &lt;string.h&gt;</text:p>
        <text:p text:style-name="P20">#include &lt;stdlib.h&gt;</text:p>
        <text:p text:style-name="P20">#include &lt;sys/types.h&gt;</text:p>
        <text:p text:style-name="P20">#include &lt;sys/ipc.h&gt;</text:p>
        <text:p text:style-name="P20">#include &lt;sys/sem.h&gt;</text:p>
        <text:p text:style-name="P20">#include &lt;sys/shm.h&gt;</text:p>
        <text:p text:style-name="P20"/>
        <text:p text:style-name="P20">#define klucz 10</text:p>
        <text:p text:style-name="P20"/>
        <text:p text:style-name="P20">int pamiec, semafory;</text:p>
        <text:p text:style-name="P20">char *adres;</text:p>
        <text:p text:style-name="P20"/>
        <text:p text:style-name="P20">void koniec() <text:s text:c="2"/>{</text:p>
        <text:p text:style-name="P20"><text:s text:c="6"/>semctl(semafory,0,IPC_RMID,0);</text:p>
        <text:p text:style-name="P20"><text:s text:c="6"/>shmdt(adres);</text:p>
        <text:p text:style-name="P20"><text:s text:c="6"/>shmctl(pamiec,IPC_RMID,0);</text:p>
        <text:p text:style-name="P20"><text:s text:c="6"/>exit(0);</text:p>
        <text:p text:style-name="P20"><text:s text:c="3"/>} <text:s text:c="2"/></text:p>
        <text:p text:style-name="P20"/>
        <text:p text:style-name="P20">void odczytaj() <text:s text:c="2"/>{</text:p>
        <text:p text:style-name="P20"><text:s text:c="6"/>printf("On powiedzial: %s\n",adres);</text:p>
        <text:p text:style-name="P20"><text:s text:c="6"/>if (strcmp(adres,"KONIEC")==0) koniec();</text:p>
        <text:p text:style-name="P20"><text:s text:c="3"/>}</text:p>
        <text:p text:style-name="P20"><text:s text:c="3"/></text:p>
        <text:p text:style-name="P20">void zapisz() <text:s text:c="2"/>{</text:p>
        <text:p text:style-name="P20"><text:s text:c="6"/>printf("Ja mowie: ");</text:p>
        <text:p text:style-name="P20"><text:s text:c="6"/>scanf("%s",adres);</text:p>
        <text:p text:style-name="P20"><text:s text:c="6"/>if (strcmp(adres,"KONIEC")==0) koniec();</text:p>
        <text:p text:style-name="P20"><text:s text:c="3"/>} <text:s text:c="8"/></text:p>
        <text:p text:style-name="P20"/>
        <text:p text:style-name="P20">main()</text:p>
        <text:p text:style-name="P20"><text:s text:c="3"/>{</text:p>
        <text:p text:style-name="P20"><text:s text:c="6"/>struct sembuf oper1={0,-1,0},</text:p>
        <text:p text:style-name="P20"><text:s text:c="20"/>oper2={1,1,0}; <text:s text:c="2"/></text:p>
        <text:p text:style-name="P20"><text:s text:c="3"/></text:p>
        <text:p text:style-name="P20"><text:s text:c="6"/>pamiec=shmget(klucz,256,0777|IPC_CREAT);</text:p>
        <text:p text:style-name="P20"><text:s text:c="6"/>semafory=semget(klucz,2,0777|IPC_CREAT);</text:p>
        <text:p text:style-name="P20"><text:s text:c="6"/>adres=shmat(pamiec,0,0);</text:p>
        <text:p text:style-name="P20"><text:s text:c="6"/>semctl(semafory,0,SETVAL,0);</text:p>
        <text:p text:style-name="P20"><text:s text:c="6"/>semctl(semafory,1,SETVAL,1);</text:p>
        <text:p text:style-name="P20"><text:s text:c="6"/>zapisz();</text:p>
        <text:p text:style-name="P20"><text:s text:c="6"/>while (1)</text:p>
        <text:p text:style-name="P20"><text:s text:c="9"/>{</text:p>
        <text:p text:style-name="P20"><text:s text:c="12"/>semop(semafory,&amp;oper1,1);</text:p>
        <text:p text:style-name="P20"><text:s text:c="12"/>odczytaj();</text:p>
        <text:p text:style-name="P20"><text:s text:c="12"/>zapisz();</text:p>
        <text:p text:style-name="P20"><text:s text:c="12"/>semop(semafory,&amp;oper2,1);</text:p>
        <text:p text:style-name="P20"><text:s text:c="9"/>} <text:s text:c="2"/></text:p>
        <text:p text:style-name="P21"><text:s text:c="3"/>} </text:p>
        <text:p text:style-name="P21"/>
        <text:p text:style-name="P21"/>
        <text:p text:style-name="P21">Przykład 2. rozm2.c</text:p>
        <text:p text:style-name="P21"/>
        <text:p text:style-name="P6">#include &lt;stdio.h&gt;</text:p>
        <text:p text:style-name="P1">#include &lt;string.h&gt;</text:p>
        <text:p text:style-name="P1">#include &lt;stdlib.h&gt;</text:p>
        <text:p text:style-name="P1">#include &lt;sys/types.h&gt;</text:p>
        <text:p text:style-name="P1">#include &lt;sys/ipc.h&gt;</text:p>
        <text:p text:style-name="P1">#include &lt;sys/sem.h&gt;</text:p>
        <text:p text:style-name="P1">#include &lt;sys/shm.h&gt;</text:p>
        <text:p text:style-name="P14"/>
        <text:p text:style-name="P1">#define klucz 10</text:p>
        <text:p text:style-name="P14"/>
        <text:p text:style-name="P1">int pamiec, semafory;</text:p>
        <text:p text:style-name="P1">char *adres;</text:p>
        <text:p text:style-name="P14"/>
        <text:p text:style-name="P9"><text:span text:style-name="T1">void koniec()</text:span> <text:s text:c="2"/><text:span text:style-name="T1">{</text:span></text:p>
        <text:p text:style-name="P9"><text:s text:c="6"/><text:span text:style-name="T1">semctl(semafory,0,IPC_RMID,0);</text:span></text:p>
        <text:p text:style-name="P9"><text:s text:c="6"/><text:span text:style-name="T1">shmdt(adres);</text:span></text:p>
        <text:p text:style-name="P9"><text:s text:c="6"/><text:span text:style-name="T1">shmctl(pamiec,IPC_RMID,0);</text:span></text:p>
        <text:p text:style-name="P9"><text:s text:c="6"/><text:span text:style-name="T1">exit(0);</text:span></text:p>
        <text:p text:style-name="P9"><text:s text:c="3"/><text:span text:style-name="T1">} <text:s text:c="2"/></text:span></text:p>
        <text:p text:style-name="P14"/>
        <text:p text:style-name="P9"><text:span text:style-name="T1">void odczytaj()</text:span> <text:s text:c="2"/><text:span text:style-name="T1">{</text:span></text:p>
        <text:p text:style-name="P9"><text:s text:c="6"/><text:span text:style-name="T1">printf("On powiedzial: %s\n",adres);</text:span></text:p>
        <text:p text:style-name="P9"><text:s text:c="6"/><text:span text:style-name="T1">if (strcmp(adres,"KONIEC")==0) koniec();</text:span></text:p>
        <text:p text:style-name="P9"><text:s text:c="3"/><text:span text:style-name="T1">}</text:span></text:p>
        <text:p text:style-name="P9"><text:s text:c="3"/></text:p>
        <text:p text:style-name="P9"><text:span text:style-name="T1">void zapisz()</text:span> <text:s text:c="2"/><text:span text:style-name="T1">{</text:span></text:p>
        <text:p text:style-name="P9"><text:s text:c="6"/><text:span text:style-name="T1">printf("Ja mowie: ");</text:span></text:p>
        <text:p text:style-name="P9"><text:s text:c="6"/><text:span text:style-name="T1">scanf("%s",adres);</text:span></text:p>
        <text:p text:style-name="P9"><text:s text:c="6"/><text:span text:style-name="T1">if (strcmp(adres,"KONIEC")==0) koniec();</text:span></text:p>
        <text:p text:style-name="P9"><text:s text:c="3"/><text:span text:style-name="T1">} <text:s text:c="8"/></text:span></text:p>
        <text:p text:style-name="P14"/>
        <text:p text:style-name="P1">main()</text:p>
        <text:p text:style-name="P9"><text:s text:c="3"/><text:span text:style-name="T1">{</text:span></text:p>
        <text:p text:style-name="P9"><text:s text:c="6"/><text:span text:style-name="T1">struct sembuf oper1={1,-1,0},</text:span></text:p>
        <text:p text:style-name="P9"><text:s text:c="20"/><text:span text:style-name="T1">oper2={0,1,0}; <text:s text:c="2"/></text:span></text:p>
        <text:p text:style-name="P9"><text:s text:c="3"/></text:p>
        <text:p text:style-name="P9"><text:s text:c="6"/><text:span text:style-name="T1">pamiec=shmget(klucz,256,0777|IPC_CREAT);</text:span></text:p>
        <text:p text:style-name="P9"><text:s text:c="6"/><text:span text:style-name="T1">semafory=semget(klucz,2,0777|IPC_CREAT);</text:span></text:p>
        <text:p text:style-name="P9"><text:s text:c="6"/><text:span text:style-name="T1">adres=shmat(pamiec,0,0);</text:span></text:p>
        <text:p text:style-name="P9"><text:s text:c="6"/><text:span text:style-name="T1">semctl(semafory,0,SETVAL,0);</text:span></text:p>
        <text:p text:style-name="P9"><text:s text:c="6"/><text:span text:style-name="T1">semctl(semafory,1,SETVAL,1);</text:span></text:p>
        <text:p text:style-name="P9"><text:s text:c="6"/><text:span text:style-name="T1">while (1)</text:span></text:p>
        <text:p text:style-name="P9"><text:s text:c="9"/><text:span text:style-name="T1">{</text:span></text:p>
        <text:p text:style-name="P9"><text:s text:c="12"/><text:span text:style-name="T1">semop(semafory,&amp;oper1,1);</text:span></text:p>
        <text:p text:style-name="P9"><text:s text:c="12"/><text:span text:style-name="T1">odczytaj();</text:span></text:p>
        <text:p text:style-name="P9"><text:s text:c="12"/><text:span text:style-name="T1">zapisz();</text:span></text:p>
        <text:p text:style-name="P9"><text:s text:c="12"/><text:span text:style-name="T1">semop(semafory,&amp;oper2,1);</text:span></text:p>
        <text:p text:style-name="P9"><text:s text:c="9"/><text:span text:style-name="T1">} <text:s text:c="2"/></text:span></text:p>
        <text:p text:style-name="P31"><text:span text:style-name="T4"><text:s text:c="3"/></text:span><text:span text:style-name="T5">}</text:span><text:span text:style-name="T12"> <text:s text:c="4"/></text:span></text:p>
        <text:p text:style-name="P20"/>
        <text:p text:style-name="P20"/>
      </text:section>
      <text:p text:style-name="P42"/>
      <text:p text:style-name="P36"><text:span text:style-name="T4">8. </text:span><text:span text:style-name="T8">Wykład9 – gniazda bsd.</text:span></text:p>
      <text:p text:style-name="P43"/>
      <text:p text:style-name="P44">#include &lt;sys/types.h&gt;</text:p>
      <text:p text:style-name="P44">#include &lt;sys/socket.h&gt;</text:p>
      <text:p text:style-name="P44"/>
      <text:p text:style-name="P44">main()</text:p>
      <text:p text:style-name="P44">{</text:p>
      <text:p text:style-name="P44"><text:s text:c="3"/>int fv[2];</text:p>
      <text:p text:style-name="P44"><text:s text:c="3"/>char bufor[256];</text:p>
      <text:p text:style-name="P44"><text:s text:c="3"/></text:p>
      <text:p text:style-name="P44"><text:s text:c="3"/>socketpair(PF_UNIX, SOCK_STREAM, 0, fv);</text:p>
      <text:p text:style-name="P44"><text:s text:c="3"/>if (fork()==0)</text:p>
      <text:p text:style-name="P44"><text:s text:c="6"/>{close(fv[1]);</text:p>
      <text:p text:style-name="P44"><text:s text:c="7"/>read(fv[0],&amp;bufor,256);</text:p>
      <text:p text:style-name="P44"><text:s text:c="7"/>printf("Zglasza sie proces potomny.");</text:p>
      <text:p text:style-name="P44"><text:s text:c="7"/>printf("Odebralem: %s\n",bufor);</text:p>
      <text:p text:style-name="P44"><text:s text:c="7"/>close(fv[0]);</text:p>
      <text:p text:style-name="P44"><text:s text:c="7"/>exit(0);}</text:p>
      <text:p text:style-name="P44"><text:s text:c="3"/>else</text:p>
      <text:p text:style-name="P44"><text:s text:c="6"/>{close(fv[0]);</text:p>
      <text:p text:style-name="P44"><text:s text:c="7"/>printf("Zglasza sie proces rodzicielski.");</text:p>
      <text:p text:style-name="P44"><text:s text:c="7"/>printf("Podaj lancuch: \n");</text:p>
      <text:p text:style-name="P44"><text:s text:c="7"/>scanf("%s",bufor);</text:p>
      <text:p text:style-name="P44"><text:s text:c="7"/>write(fv[1],&amp;bufor,256);</text:p>
      <text:p text:style-name="P44"><text:s text:c="7"/>close(fv[1]);</text:p>
      <text:p text:style-name="P44"><text:s text:c="7"/>wait();</text:p>
      <text:p text:style-name="P44"><text:s text:c="7"/>exit(0);}</text:p>
      <text:p text:style-name="P44">} <text:s text:c="10"/></text:p>
      <text:p text:style-name="P44"><text:s text:c="7"/></text:p>
      <text:p text:style-name="P23"><text:span text:style-name="T6">Działanie</text:span><text:span text:style-name="T4">: program wpierw pyta o liczbę potem przesyła do procesu potomnego i ją wyświetla na ekranie.</text:span></text:p>
      <text:p text:style-name="P48">Wykład 6. BASH</text:p>
      <text:p text:style-name="P45"/>
      <text:section text:style-name="Sect1" text:name="Sekcja5">
        <text:p text:style-name="P8">Drugoplan.sh</text:p>
        <text:p text:style-name="P7"/>
        <text:p text:style-name="P7">sleep 3</text:p>
        <text:p text:style-name="P1">echo 'Napisz cos: '</text:p>
        <text:p text:style-name="P1">read x</text:p>
        <text:p text:style-name="P1">sleep 3</text:p>
        <text:p text:style-name="P1">echo 'Napisales: ' $x</text:p>
        <text:p text:style-name="P27">sleep 3</text:p>
        <text:p text:style-name="P29">===</text:p>
        <text:p text:style-name="P30">Jeden.sh</text:p>
        <text:p text:style-name="P29">while true; do</text:p>
        <text:p text:style-name="P9"><text:s text:c="3"/><text:span text:style-name="T1">echo JEDEN;</text:span></text:p>
        <text:p text:style-name="P9"><text:s text:c="3"/><text:span text:style-name="T1">sleep 3;</text:span></text:p>
        <text:p text:style-name="P27">done</text:p>
        <text:p text:style-name="P29">===</text:p>
        <text:p text:style-name="P30">Koniec.sh</text:p>
        <text:p text:style-name="P28"><text:span text:style-name="T13">echo "Koncze dzialanie"<text:line-break/></text:span>kill -9 $PPID</text:p>
        <text:p text:style-name="P29">===</text:p>
        <text:p text:style-name="P30">odbsygnal.sh</text:p>
        <text:p text:style-name="P29">echo "Zaczynam dzialanie"</text:p>
        <text:p text:style-name="P1">trap dostalem SIGUSR1</text:p>
        <text:p text:style-name="P1">trap koniec SIGUSR2</text:p>
        <text:p text:style-name="P1">while true</text:p>
        <text:p text:style-name="P1">do sleep 1</text:p>
        <text:p text:style-name="P27">done</text:p>
        <text:p text:style-name="P29">===</text:p>
        <text:p text:style-name="P30">ojciec.sh</text:p>
        <text:p text:style-name="P29">declare -i x y z</text:p>
        <text:p text:style-name="P1">echo -n "Podaj liczbe calkowita: "</text:p>
        <text:p text:style-name="P1">read x</text:p>
        <text:p text:style-name="P1">syn $x &amp;</text:p>
        <text:p text:style-name="P1">y=x*x</text:p>
        <text:p text:style-name="P1">wait $!</text:p>
        <text:p text:style-name="P1">y=y+$?</text:p>
        <text:p text:style-name="P1">echo -n "Wynik: "</text:p>
        <text:p text:style-name="P27">echo $y</text:p>
        <text:p text:style-name="P29">===</text:p>
        <text:p text:style-name="P30">syn.sh</text:p>
        <text:p text:style-name="P29">declare -i p</text:p>
        <text:p text:style-name="P1">p=$1</text:p>
        <text:p text:style-name="P1">p=p*p*p</text:p>
        <text:p text:style-name="P27">exit $p</text:p>
        <text:p text:style-name="P29"/>
        <text:p text:style-name="P29"/>
        <text:p text:style-name="P29"/>
        <text:p text:style-name="P29"/>
        <text:p text:style-name="P29"/>
        <text:p text:style-name="P29"/>
        <text:p text:style-name="P24"/>
      </text:section>
      <text:p text:style-name="P4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5T20:11:30.030292017</dc:date>
    <meta:editing-duration>PT56M35S</meta:editing-duration>
    <meta:editing-cycles>13</meta:editing-cycles>
    <meta:generator>LibreOffice/5.1.4.2$Linux_x86 LibreOffice_project/10m0$Build-2</meta:generator>
    <meta:document-statistic meta:table-count="0" meta:image-count="0" meta:object-count="0" meta:page-count="7" meta:paragraph-count="422" meta:word-count="884" meta:character-count="9634" meta:non-whitespace-character-count="6700"/>
  </office:meta>
</office:document-meta>
</file>